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543703</text:p>
          </table:table-cell>
          <table:table-cell table:style-name="Tabla2.D3" office:value-type="string">
            <text:p text:style-name="P23">9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360.00 FUE CONSIDERADO EN SU DESPACHO ANTERIOR.<text:line-break/>SOLO TIENE A FAVOR 61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37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